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cm" fo:margin-bottom="0cm" fo:padding="0.049cm" fo:border="0.002cm solid #d9d9e3"/>
      <style:text-properties style:font-name="Arial"/>
    </style:style>
    <style:style style:name="P2" style:family="paragraph" style:parent-style-name="Text_20_body" style:list-style-name="L2">
      <style:paragraph-properties fo:padding="0.049cm" fo:border="0.002cm solid #d9d9e3"/>
      <style:text-properties style:font-name="Arial"/>
    </style:style>
    <style:style style:name="P3" style:family="paragraph" style:parent-style-name="Standard" style:list-style-name="L3"/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eginners opdracht</text:p>
      <text:p text:style-name="P6">CSV &amp; JSON bestanden maken en lezen</text:p>
      <text:p text:style-name="P4"/>
      <text:list xml:id="list414238621996378380" text:style-name="L2">
        <text:list-item>
          <text:p text:style-name="P2">Maak een CSV-bestand:</text:p>
          <text:list>
            <text:list-item>
              <text:p text:style-name="P1">Gebruik de module "csv" in Python om een CSV-bestand aan te maken en te schrijven.</text:p>
            </text:list-item>
            <text:list-item>
              <text:p text:style-name="P1">Open het bestand met de modus "w" om het te schrijven en maak een writer object.</text:p>
            </text:list-item>
            <text:list-item>
              <text:p text:style-name="P1">Schrijf de kolomnamen "naam", "leeftijd", "stad" in de eerste regel van het bestand.</text:p>
            </text:list-item>
            <text:list-item>
              <text:p text:style-name="P1">Voeg vervolgens de studentengegevens toe door elke regel als een rij in het CSV-bestand te schrijven.</text:p>
            </text:list-item>
            <text:list-item>
              <text:p text:style-name="P1">Sluit het bestand tenslotte om het te bewaren.</text:p>
            </text:list-item>
          </text:list>
        </text:list-item>
        <text:list-item>
          <text:p text:style-name="P2">Maak een JSON-bestand:</text:p>
          <text:list>
            <text:list-item>
              <text:p text:style-name="P1">Gebruik de module "json" in Python om een JSON-bestand aan te maken en te schrijven.</text:p>
            </text:list-item>
            <text:list-item>
              <text:p text:style-name="P1">Maak een lijst van dictionaries waarbij elke dictionary de gegevens van een student bevat.</text:p>
            </text:list-item>
            <text:list-item>
              <text:p text:style-name="P1">Gebruik de functie "json.dump()" om de lijst met dictionaries op te slaan in het JSON-bestand.</text:p>
            </text:list-item>
            <text:list-item>
              <text:p text:style-name="P1">Sluit het bestand tenslotte om het te bewaren.</text:p>
            </text:list-item>
          </text:list>
        </text:list-item>
        <text:list-item>
          <text:p text:style-name="P2">Lees het CSV-bestand uit:</text:p>
          <text:list>
            <text:list-item>
              <text:p text:style-name="P1">Open het CSV-bestand met de modus "r" om het te lezen.</text:p>
            </text:list-item>
            <text:list-item>
              <text:p text:style-name="P1">Maak een reader object.</text:p>
            </text:list-item>
            <text:list-item>
              <text:p text:style-name="P1">Gebruik de "next()" functie om de eerste regel (de kolomnamen) over te slaan.</text:p>
            </text:list-item>
            <text:list-item>
              <text:p text:style-name="P1">Lees vervolgens elke regel van het bestand en sla de inhoud op in een lijst van lijsten.</text:p>
            </text:list-item>
            <text:list-item>
              <text:p text:style-name="P1">Sluit het bestand tenslotte.</text:p>
            </text:list-item>
          </text:list>
        </text:list-item>
        <text:list-item>
          <text:p text:style-name="P2">Lees het JSON-bestand uit:</text:p>
          <text:list>
            <text:list-item>
              <text:p text:style-name="P1">Open het JSON-bestand met de modus "r" om het te lezen.</text:p>
            </text:list-item>
            <text:list-item>
              <text:p text:style-name="P1">Gebruik de functie "json.load()" om de inhoud van het bestand in te laden en op te slaan in een variabele.</text:p>
            </text:list-item>
            <text:list-item>
              <text:p text:style-name="P1">Print vervolgens de inhoud van de variabele op het scherm.</text:p>
            </text:list-item>
            <text:list-item>
              <text:p text:style-name="P2">Sluit het bestand tenslotte.</text:p>
            </text:list-item>
          </text:list>
        </text:list-item>
      </text:list>
      <text:p text:style-name="P4"/>
      <text:p text:style-name="P4">Documentatie bronnen :</text:p>
      <text:list xml:id="list466320441268514743" text:style-name="L3">
        <text:list-item>
          <text:p text:style-name="P3"><text:a xlink:type="simple" xlink:href="https://docs.python.org/3/library/csv.html" office:target-frame-name="_new" xlink:show="replace" text:style-name="Internet_20_link" text:visited-style-name="Visited_20_Internet_20_Link"><text:span text:style-name="T1">https://docs.python.org/3/library/csv.html</text:span></text:a></text:p>
        </text:list-item>
        <text:list-item>
          <text:p text:style-name="P3"><text:a xlink:type="simple" xlink:href="https://docs.python.org/3/library/json.html" office:target-frame-name="_new" xlink:show="replace" text:style-name="Internet_20_link" text:visited-style-name="Visited_20_Internet_20_Link"><text:span text:style-name="T1">https://docs.python.org/3/library/json.html</text:span></text:a><text:span text:style-name="T1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30T13:30:44.50</meta:creation-date>
    <meta:document-statistic meta:table-count="0" meta:image-count="0" meta:object-count="0" meta:page-count="1" meta:paragraph-count="27" meta:word-count="266" meta:character-count="1507"/>
    <dc:date>2023-01-30T13:33:34.90</dc:date>
    <meta:editing-duration>PT2M51S</meta:editing-duration>
    <meta:editing-cycles>1</meta:editing-cycles>
    <meta:generator>OpenOffice/4.1.12$Win32 OpenOffice.org_project/4112m1$Build-9809</meta:generator>
  </office:meta>
</office:document-meta>
</file>